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4cm"/>
    </style:style>
    <style:style style:name="Table1.B" style:family="table-column">
      <style:table-column-properties style:column-width="6.456cm"/>
    </style:style>
    <style:style style:name="Table1.C" style:family="table-column">
      <style:table-column-properties style:column-width="2.937cm"/>
    </style:style>
    <style:style style:name="Table1.D" style:family="table-column">
      <style:table-column-properties style:column-width="3.307cm"/>
    </style:style>
    <style:style style:name="Table1.E" style:family="table-column">
      <style:table-column-properties style:column-width="2.672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Standard" style:list-style-name="L2"/>
    <style:style style:name="P11" style:family="paragraph" style:parent-style-name="Standard" style:list-style-name="L3">
      <style:text-properties fo:font-weight="bold" style:font-weight-asian="bold" style:font-weight-complex="bold"/>
    </style:style>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4"/>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6" style:family="paragraph" style:parent-style-name="Table_20_Contents"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text:tab/><text:tab/><text:tab/>: Explorer Interface For SA EO Datasets</text:p>
      <text:p text:style-name="P1">Start Date<text:tab/><text:tab/><text:tab/>: 09 December 2011</text:p>
      <text:p text:style-name="P1">End Dtae<text:tab/><text:tab/><text:tab/>: 02 March 2012</text:p>
      <text:p text:style-name="P1">Project Manager<text:tab/><text:tab/>: Mr Derek Hohls</text:p>
      <text:p text:style-name="P1">Project Sponsor<text:tab/><text:tab/>: Dr Anwar Vahed</text:p>
      <text:p text:style-name="P1">Project Team<text:tab/><text:tab/><text:tab/>: Lestinah Mthombeni</text:p>
      <text:p text:style-name="P1"><text:tab/><text:tab/><text:tab/><text:tab/>: Nkululeko Qwabe</text:p>
      <text:p text:style-name="P1"/>
      <text:p text:style-name="P3">Task Progress Report</text:p>
      <text:p text:style-name="P4"/>
      <text:p text:style-name="P4">This is a task report on the project as stated above (heading). This report will serve as a measure of our progress against the plan that we have set out ourselves during the inception of this project. </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Task No.</text:p>
          </table:table-cell>
          <table:table-cell table:style-name="Table1.A1" office:value-type="string">
            <text:p text:style-name="P9">Task</text:p>
          </table:table-cell>
          <table:table-cell table:style-name="Table1.A1" office:value-type="string">
            <text:p text:style-name="P9">Time Estimate</text:p>
          </table:table-cell>
          <table:table-cell table:style-name="Table1.A1" office:value-type="string">
            <text:p text:style-name="P9">Status</text:p>
          </table:table-cell>
          <table:table-cell table:style-name="Table1.E1" office:value-type="string">
            <text:p text:style-name="P9">Actual Time</text:p>
          </table:table-cell>
        </table:table-row>
        <table:table-row>
          <table:table-cell table:style-name="Table1.A2" office:value-type="string">
            <text:p text:style-name="P9">1.</text:p>
          </table:table-cell>
          <table:table-cell table:style-name="Table1.A2" office:value-type="string">
            <text:list xml:id="list1126348762" text:style-name="L1">
              <text:list-item>
                <text:p text:style-name="P16">Search and find Earth Observation datasets</text:p>
                <text:list>
                  <text:list-item>
                    <text:p text:style-name="P16">Ask colleagues on EO reasearch group for known datasets</text:p>
                  </text:list-item>
                  <text:list-item>
                    <text:p text:style-name="P16">Search online</text:p>
                  </text:list-item>
                </text:list>
              </text:list-item>
            </text:list>
          </table:table-cell>
          <table:table-cell table:style-name="Table1.A2" office:value-type="string">
            <text:p text:style-name="Table_20_Contents">3 days</text:p>
          </table:table-cell>
          <table:table-cell table:style-name="Table1.A2" office:value-type="string">
            <text:p text:style-name="Table_20_Contents">Complete</text:p>
          </table:table-cell>
          <table:table-cell table:style-name="Table1.E2" office:value-type="string">
            <text:p text:style-name="Table_20_Contents">3 days</text:p>
          </table:table-cell>
        </table:table-row>
      </table:table>
      <text:p text:style-name="P4"/>
      <text:p text:style-name="P4">After an e-mail we got from our our project manager on 12/14/2011 9:38 AM (see appendix A), we had to extend our task number 1 to also defining the metadata we will provide to user through this application. We also also brainstormed some ideas for the categories and sub-categories we will use for the information coming from the portals.</text:p>
      <text:p text:style-name="P4"/>
      <text:p text:style-name="P4">We have taken time to look at a few Earth Observation portals (see Appendix B)to research what is included on the metadata and what is common across platforms so we can define what we can include in our metadata. We also have looked-up and read on metadata standards.</text:p>
      <text:p text:style-name="P4"/>
      <text:p text:style-name="P3">Outcomes of task</text:p>
      <text:p text:style-name="P4"/>
      <text:p text:style-name="P4">We have realised that the data that we anticipate <text:s/>a user would want to see about the dataset is descriptive, rights and ownership, and distribution data/metadata. This includes the following:</text:p>
      <text:list xml:id="list674813949" text:style-name="L2">
        <text:list-item>
          <text:p text:style-name="P10"><text:span text:style-name="T1">Tittle</text:span><text:tab/><text:tab/><text:tab/><text:tab/>: Name of dataset</text:p>
        </text:list-item>
        <text:list-item>
          <text:p text:style-name="P10"><text:span text:style-name="T1">Description</text:span><text:tab/><text:tab/><text:tab/>: Short description of dataset</text:p>
        </text:list-item>
        <text:list-item>
          <text:p text:style-name="P10"><text:span text:style-name="T1">Creation Date</text:span><text:tab/><text:tab/>: Date that the dataset was last modified</text:p>
        </text:list-item>
        <text:list-item>
          <text:p text:style-name="P10"><text:span text:style-name="T1">Application</text:span><text:tab/><text:tab/><text:tab/>: Possible applications of dataset</text:p>
        </text:list-item>
        <text:list-item>
          <text:p text:style-name="P10"><text:span text:style-name="T1">Custodian</text:span><text:tab/><text:tab/><text:tab/>: The person/organisation maintaining the dataset</text:p>
        </text:list-item>
        <text:list-item>
          <text:p text:style-name="P10"><text:span text:style-name="T1">Temporal Coverage<text:tab/><text:tab/>: </text:span><text:span text:style-name="T2">Th</text:span>e duration of data collection</text:p>
        </text:list-item>
        <text:list-item>
          <text:p text:style-name="P10"><text:span text:style-name="T1">Keywords</text:span><text:tab/><text:tab/><text:tab/>: Set of words used to describe the dataset</text:p>
        </text:list-item>
        <text:list-item>
          <text:p text:style-name="P10"><text:span text:style-name="T1">Spatial Coverage</text:span><text:tab/><text:tab/>: The area the dataset provides data for</text:p>
        </text:list-item>
        <text:list-item>
          <text:p text:style-name="P10"><text:span text:style-name="T1">Data Format<text:tab/></text:span><text:tab/><text:tab/>: The format of the dataset</text:p>
        </text:list-item>
        <text:list-item>
          <text:p text:style-name="P10"><text:span text:style-name="T1">Online Resource URL<text:tab/>: </text:span><text:span text:style-name="T2">O</text:span>nline address of dataset</text:p>
        </text:list-item>
        <text:list-item>
          <text:p text:style-name="P10"><text:span text:style-name="T1">Licence</text:span><text:tab/><text:tab/><text:tab/>: The licence that governs the dataset</text:p>
        </text:list-item>
      </text:list>
      <text:p text:style-name="Standard"/>
      <text:p text:style-name="Standard">For the categories and sub-categories, we will have the nine societal benefit areas at the first level and have locations for the second level and datasets for each location at the third level. This will be set as in the following sample schema:</text:p>
      <text:list xml:id="list277898907" text:style-name="L3">
        <text:list-item>
          <text:p text:style-name="P11"><text:soft-page-break/>Disasters</text:p>
          <text:list>
            <text:list-item>
              <text:p text:style-name="P11">South African Datasets</text:p>
              <text:list>
                <text:list-item>
                  <text:p text:style-name="P11"><text:span text:style-name="T2">Dataset</text:span></text:p>
                </text:list-item>
                <text:list-item>
                  <text:p text:style-name="P11"><text:span text:style-name="T2">Dataset</text:span></text:p>
                </text:list-item>
              </text:list>
            </text:list-item>
            <text:list-item>
              <text:p text:style-name="P11">Other Countries</text:p>
              <text:list>
                <text:list-item>
                  <text:p text:style-name="P11"><text:span text:style-name="T2">Dataset</text:span></text:p>
                </text:list-item>
                <text:list-item>
                  <text:p text:style-name="P12">...</text:p>
                </text:list-item>
              </text:list>
            </text:list-item>
          </text:list>
        </text:list-item>
        <text:list-item>
          <text:p text:style-name="P11">Health</text:p>
          <text:list>
            <text:list-item>
              <text:p text:style-name="P11">...</text:p>
            </text:list-item>
          </text:list>
        </text:list-item>
        <text:list-item>
          <text:p text:style-name="P11">Energy</text:p>
          <text:list>
            <text:list-item>
              <text:p text:style-name="P12">...</text:p>
            </text:list-item>
          </text:list>
        </text:list-item>
        <text:list-item>
          <text:p text:style-name="P11">Climate</text:p>
          <text:list>
            <text:list-item>
              <text:p text:style-name="P11">...</text:p>
            </text:list-item>
          </text:list>
        </text:list-item>
        <text:list-item>
          <text:p text:style-name="P11">Water</text:p>
          <text:list>
            <text:list-item>
              <text:p text:style-name="P11">...</text:p>
            </text:list-item>
          </text:list>
        </text:list-item>
        <text:list-item>
          <text:p text:style-name="P11">Weather</text:p>
          <text:list>
            <text:list-item>
              <text:p text:style-name="P11">...</text:p>
            </text:list-item>
          </text:list>
        </text:list-item>
        <text:list-item>
          <text:p text:style-name="P11">Ecosystems</text:p>
          <text:list>
            <text:list-item>
              <text:p text:style-name="P11">...</text:p>
            </text:list-item>
          </text:list>
        </text:list-item>
        <text:list-item>
          <text:p text:style-name="P11">Agriculture</text:p>
          <text:list>
            <text:list-item>
              <text:p text:style-name="P11">...</text:p>
            </text:list-item>
          </text:list>
        </text:list-item>
        <text:list-item>
          <text:p text:style-name="P11"><text:s/>Biodiversity</text:p>
          <text:list>
            <text:list-item>
              <text:p text:style-name="P11">…</text:p>
            </text:list-item>
          </text:list>
        </text:list-item>
      </text:list>
      <text:p text:style-name="P2"/>
      <text:p text:style-name="P2">As for the “cherry on top”, we are still working on how we can get the meta-data live from the portals.</text:p>
      <text:p text:style-name="P2"/>
      <text:p text:style-name="P2"/>
      <text:p text:style-name="P3">Appendix A</text:p>
      <text:p text:style-name="P3"/>
      <text:p text:style-name="P5">The e-mail from<text:tab/>: <text:span text:style-name="T2">Derek Hohls</text:span></text:p>
      <text:p text:style-name="P5">Date<text:tab/><text:tab/><text:tab/>: <text:span text:style-name="T2">12/14/2011 9:38 AM</text:span></text:p>
      <text:p text:style-name="P5">Tittle<text:tab/><text:tab/><text:tab/>: <text:span text:style-name="T2">On-going work</text:span></text:p>
      <text:p text:style-name="P4"/>
      <text:p text:style-name="P8">Hi</text:p>
      <text:p text:style-name="P8"/>
      <text:p text:style-name="P8"/>
      <text:p text:style-name="P8">Now that the plan is drawn-up, I am expecting that over the Tues.Wed.Thur period that you locate a few EO data portals and, based on those, define what type of meta-data you will provide in the module you are going to create. <text:s/>(Note that the meta data should be applicable across any and all such portals; even though not every single one may have all the data you want. Also brainstorm some ideas around what sub-categories (if any) you will use for the information coming from those portals. A "cherry on top" would be to identify how you are going to get the meta-data "live" from the portal.</text:p>
      <text:p text:style-name="P8"/>
      <text:p text:style-name="P8"/>
      <text:p text:style-name="P8">This by lunch-time on next Monday.</text:p>
      <text:p text:style-name="P8"/>
      <text:p text:style-name="P8"/>
      <text:p text:style-name="P8">Thanks</text:p>
      <text:p text:style-name="P8"><text:soft-page-break/>Derek</text:p>
      <text:p text:style-name="P8"/>
      <text:p text:style-name="P8"/>
      <text:p text:style-name="P8">PS In addition, please start running tests on the VisTrails workflows in the Demo_Workflows folder - start with the oldest and create a list of ones NOT working.</text:p>
      <text:p text:style-name="P8"/>
      <text:p text:style-name="P8"/>
      <text:p text:style-name="P8">PPS Do you have access to the DST_GEOSS svn site?</text:p>
      <text:p text:style-name="P8"/>
      <text:p text:style-name="P6">Appendix B</text:p>
      <text:p text:style-name="P7"/>
      <text:p text:style-name="P7">A list of Earth Observation portals visited:</text:p>
      <text:p text:style-name="P7"/>
      <text:list xml:id="list1290943657" text:style-name="L4">
        <text:list-item>
          <text:p text:style-name="P13"><text:a xlink:type="simple" xlink:href="http://saeos.qsens.net/spatial_search?saved=true&amp;anytext=SOS&amp;resulttype=html"><text:span text:style-name="T3">http://saeos.qsens.net/spatial_search?saved=true&amp;anytext=SOS&amp;resulttype=html</text:span></text:a></text:p>
          <text:list>
            <text:list-item>
              <text:p text:style-name="P15">South African Earth Observation System Portal</text:p>
            </text:list-item>
          </text:list>
        </text:list-item>
        <text:list-item>
          <text:p text:style-name="P13"><text:a xlink:type="simple" xlink:href="http://geoportal.csir.co.za/GetRecords?anytext=WMS"><text:span text:style-name="T3">http://geoportal.csir.co.za/GetRecords?anytext=WMS</text:span></text:a></text:p>
          <text:list>
            <text:list-item>
              <text:p text:style-name="P15">The GetRecords results of a CoGIS WMS</text:p>
            </text:list-item>
          </text:list>
        </text:list-item>
        <text:list-item>
          <text:p text:style-name="P13"><text:a xlink:type="simple" xlink:href="http://geoportal.csir.co.za/GetRecords?anytext=SOS"><text:span text:style-name="T3">http://geoportal.csir.co.za/GetRecords?anytext=SOS</text:span></text:a></text:p>
          <text:list>
            <text:list-item>
              <text:p text:style-name="P15">The GetRecords results of a CoGIS SOS</text:p>
            </text:list-item>
          </text:list>
        </text:list-item>
        <text:list-item>
          <text:p text:style-name="P13"><text:a xlink:type="simple" xlink:href="http://www.eoportal.org/"><text:span text:style-name="T3">http://www.eoportal.org/</text:span></text:a></text:p>
          <text:list>
            <text:list-item>
              <text:p text:style-name="P15">Earth Observation Portal</text:p>
            </text:list-item>
          </text:list>
        </text:list-item>
        <text:list-item>
          <text:p text:style-name="P13"><text:a xlink:type="simple" xlink:href="https://eoportal.eumetsat.int/userMgmt/login.faces"><text:span text:style-name="T3">https://eoportal.eumetsat.int/userMgmt/login.faces</text:span></text:a></text:p>
          <text:list>
            <text:list-item>
              <text:p text:style-name="P15">EUMETSAT EO portal</text:p>
            </text:list-item>
          </text:list>
        </text:list-item>
        <text:list-item>
          <text:p text:style-name="P13"><text:a xlink:type="simple" xlink:href="http://www.esa.int/esaEO/"><text:span text:style-name="T3">http://www.esa.int/esaEO/</text:span></text:a></text:p>
          <text:list>
            <text:list-item>
              <text:p text:style-name="P15">European Space Agency portal</text:p>
            </text:list-item>
          </text:list>
        </text:list-item>
        <text:list-item>
          <text:p text:style-name="P13"><text:a xlink:type="simple" xlink:href="http://www.earthobservations.org/pr_popr.shtml"><text:span text:style-name="T3">http://www.earthobservations.org/pr_popr.shtml</text:span></text:a></text:p>
          <text:list>
            <text:list-item>
              <text:p text:style-name="P15">Group on Earth Observation portal</text:p>
            </text:list-item>
          </text:list>
        </text:list-item>
        <text:list-item>
          <text:p text:style-name="P13"><text:a xlink:type="simple" xlink:href="http://www.geowebportal.org/web/guest/home"><text:span text:style-name="T3">http://www.geowebportal.org/web/guest/home</text:span></text:a></text:p>
          <text:list>
            <text:list-item>
              <text:p text:style-name="P15">Group on Earth Observation portal</text:p>
            </text:list-item>
          </text:list>
        </text:list-item>
        <text:list-item>
          <text:p text:style-name="P13"><text:a xlink:type="simple" xlink:href="http://www.wamis.co.za/"><text:span text:style-name="T3">http://www.wamis.co.za/</text:span></text:a></text:p>
          <text:list>
            <text:list-item>
              <text:p text:style-name="P15">WAMIS portal</text:p>
            </text:list-item>
          </text:list>
        </text:list-item>
        <text:list-item>
          <text:p text:style-name="P15"><text:a xlink:type="simple" xlink:href="http://oceanographicdata.org/REASoN_DataPortalAccess.html">http://oceanographicdata.org/REASoN_DataPortalAccess.html</text:a></text:p>
          <text:list>
            <text:list-header>
              <text:p text:style-name="P15"/>
            </text:list-header>
          </text:list>
        </text:list-item>
        <text:list-item>
          <text:p text:style-name="P15"><text:a xlink:type="simple" xlink:href="http://earthdata.nasa.gov/">http://earthdata.nasa.gov/</text:a></text:p>
          <text:list>
            <text:list-header>
              <text:p text:style-name="P15"/>
            </text:list-header>
          </text:list>
        </text:list-item>
        <text:list-item>
          <text:p text:style-name="P15"><text:a xlink:type="simple" xlink:href="http://cgsm.ca/data.html">http://cgsm.ca/data.html</text:a></text:p>
          <text:list>
            <text:list-header>
              <text:p text:style-name="P15"/>
            </text:list-header>
          </text:list>
        </text:list-item>
        <text:list-item>
          <text:p text:style-name="P15"><text:a xlink:type="simple" xlink:href="http://www.geoportal.org/">http://www.geoportal.org/</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ot </meta:initial-creator>
    <meta:creation-date>2011-12-19T11:16:41</meta:creation-date>
    <dc:date>2011-12-20T14:31:46</dc:date>
    <dc:creator>NQwabe </dc:creator>
    <meta:editing-duration>PT2H1M23S</meta:editing-duration>
    <meta:editing-cycles>23</meta:editing-cycles>
    <meta:generator>LibreOffice/3.3$Linux LibreOffice_project/330m19$Build-401</meta:generator>
    <meta:document-statistic meta:table-count="1" meta:image-count="0" meta:object-count="0" meta:page-count="3" meta:paragraph-count="96" meta:word-count="723" meta:character-count="4323"/>
  </office:meta>
</office:document-meta>
</file>